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78bf3f" officeooo:paragraph-rsid="00181ca9" fo:background-color="transparent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9pt" officeooo:rsid="0008d864" officeooo:paragraph-rsid="00181ca9" style:font-size-asian="19pt" style:font-size-complex="19pt"/>
    </style:style>
    <style:style style:name="P5" style:family="paragraph" style:parent-style-name="Standard">
      <style:paragraph-properties fo:text-align="center" style:justify-single-word="false"/>
      <style:text-properties fo:font-size="19pt" fo:font-weight="bold" officeooo:rsid="000859f2" officeooo:paragraph-rsid="00181ca9" fo:background-color="transparent" style:font-size-asian="19pt" style:font-weight-asian="bold" style:font-size-complex="1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53b66" officeooo:paragraph-rsid="00181ca9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1466b" officeooo:paragraph-rsid="00181ca9" fo:background-color="transparent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38c186" officeooo:paragraph-rsid="00181ca9" fo:background-color="transparent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officeooo:rsid="0008d864" officeooo:paragraph-rsid="00181ca9" fo:background-color="transparent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181ca9" fo:background-color="transparent" style:font-size-asian="13pt" style:font-size-complex="13pt"/>
    </style:style>
    <style:style style:name="P15" style:family="paragraph" style:parent-style-name="Standard">
      <style:text-properties style:font-name="Liberation Serif" fo:font-size="13pt" officeooo:rsid="002a295b" officeooo:paragraph-rsid="00181ca9" fo:background-color="transparent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e9c28" officeooo:paragraph-rsid="00181ca9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181ca9" fo:background-color="transparent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f1471" officeooo:paragraph-rsid="00181ca9" fo:background-color="transparent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232a" officeooo:paragraph-rsid="00181ca9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69cbd9" officeooo:paragraph-rsid="00181ca9" fo:background-color="transparent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024d" officeooo:paragraph-rsid="00181ca9" fo:background-color="transparent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8a8ac8" officeooo:paragraph-rsid="00181ca9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55215b" fo:font-size="19pt" fo:font-weight="normal" officeooo:rsid="000859f2" officeooo:paragraph-rsid="00181ca9" fo:background-color="transparent" style:font-size-asian="19pt" style:font-weight-asian="normal" style:font-size-complex="19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5215b" fo:font-size="13pt" fo:font-weight="bold" officeooo:rsid="000d152e" officeooo:paragraph-rsid="00181ca9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215b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14883" officeooo:paragraph-rsid="00181ca9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2c03f" officeooo:paragraph-rsid="00181ca9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d4370" officeooo:paragraph-rsid="00181ca9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0175e" officeooo:paragraph-rsid="00181ca9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f2545" officeooo:paragraph-rsid="00181ca9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194ff" officeooo:paragraph-rsid="00181ca9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38125" officeooo:paragraph-rsid="00181ca9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4e26d" officeooo:paragraph-rsid="00181ca9" fo:background-color="transparent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48908a" officeooo:paragraph-rsid="00181ca9" fo:background-color="transparent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paragraph-rsid="00181ca9" fo:background-color="#ffffff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aa88eb" officeooo:paragraph-rsid="00181ca9" fo:background-color="transparent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1996d7" officeooo:paragraph-rsid="00181ca9" fo:background-color="transparent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erif" fo:font-size="19pt" fo:font-weight="normal" officeooo:rsid="002088ac" officeooo:paragraph-rsid="002088ac" fo:background-color="transparent" style:font-size-asian="19pt" style:font-weight-asian="normal" style:font-size-complex="19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style:font-name="Liberation Serif" fo:font-size="13pt" fo:font-weight="bold" officeooo:rsid="0022078f" officeooo:paragraph-rsid="0022078f" fo:background-color="transparent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c9211e" style:font-name="Liberation Serif" fo:font-size="13pt" fo:font-weight="bold" officeooo:paragraph-rsid="0022078f" fo:background-color="transparent"/>
    </style:style>
    <style:style style:name="T1" style:family="text">
      <style:text-properties fo:color="#02e83b"/>
    </style:style>
    <style:style style:name="T2" style:family="text">
      <style:text-properties fo:color="#02e83b" officeooo:rsid="007bc2dd"/>
    </style:style>
    <style:style style:name="T3" style:family="text">
      <style:text-properties fo:color="#02e83b" officeooo:rsid="002a295b"/>
    </style:style>
    <style:style style:name="T4" style:family="text">
      <style:text-properties fo:color="#02e83b" fo:font-weight="normal" officeooo:rsid="002a295b" style:font-weight-asian="normal" style:font-weight-complex="normal"/>
    </style:style>
    <style:style style:name="T5" style:family="text">
      <style:text-properties fo:color="#02e83b" officeooo:rsid="008a8ac8"/>
    </style:style>
    <style:style style:name="T6" style:family="text">
      <style:text-properties fo:color="#02e83b" style:font-name="Liberation Serif" officeooo:rsid="008156df"/>
    </style:style>
    <style:style style:name="T7" style:family="text">
      <style:text-properties fo:color="#02e83b" style:font-name="Liberation Serif" officeooo:rsid="0063c5fe"/>
    </style:style>
    <style:style style:name="T8" style:family="text">
      <style:text-properties fo:color="#02e83b" style:font-name="Liberation Serif" officeooo:rsid="0072684f"/>
    </style:style>
    <style:style style:name="T9" style:family="text">
      <style:text-properties fo:color="#02e83b" style:font-name="Liberation Serif" officeooo:rsid="006ac3ba"/>
    </style:style>
    <style:style style:name="T10" style:family="text">
      <style:text-properties fo:color="#02e83b" style:font-name="Liberation Serif" officeooo:rsid="002d4370"/>
    </style:style>
    <style:style style:name="T11" style:family="text">
      <style:text-properties fo:color="#02e83b" style:font-name="Liberation Serif" officeooo:rsid="0030175e"/>
    </style:style>
    <style:style style:name="T12" style:family="text">
      <style:text-properties fo:color="#02e83b" style:font-name="Liberation Serif" officeooo:rsid="00376678"/>
    </style:style>
    <style:style style:name="T13" style:family="text">
      <style:text-properties fo:color="#02e83b" style:font-name="Liberation Serif" officeooo:rsid="008a8ac8"/>
    </style:style>
    <style:style style:name="T14" style:family="text">
      <style:text-properties fo:color="#02e83b" style:font-name="Liberation Serif" officeooo:rsid="00414d72"/>
    </style:style>
    <style:style style:name="T15" style:family="text">
      <style:text-properties fo:color="#02e83b" officeooo:rsid="000de566"/>
    </style:style>
    <style:style style:name="T16" style:family="text">
      <style:text-properties fo:color="#02e83b" officeooo:rsid="001c402b"/>
    </style:style>
    <style:style style:name="T17" style:family="text">
      <style:text-properties fo:color="#02e83b" fo:font-weight="bold" style:font-weight-asian="bold" style:font-weight-complex="bold"/>
    </style:style>
    <style:style style:name="T18" style:family="text">
      <style:text-properties fo:color="#02e83b" officeooo:rsid="000bc171"/>
    </style:style>
    <style:style style:name="T19" style:family="text">
      <style:text-properties fo:color="#02e83b" officeooo:rsid="002d4370"/>
    </style:style>
    <style:style style:name="T20" style:family="text">
      <style:text-properties fo:color="#02e83b" officeooo:rsid="0030175e"/>
    </style:style>
    <style:style style:name="T21" style:family="text">
      <style:text-properties fo:color="#02e83b" officeooo:rsid="00376678"/>
    </style:style>
    <style:style style:name="T22" style:family="text">
      <style:text-properties fo:color="#02e83b" officeooo:rsid="003ab4ce"/>
    </style:style>
    <style:style style:name="T23" style:family="text">
      <style:text-properties fo:color="#02e83b" officeooo:rsid="001e07ff"/>
    </style:style>
    <style:style style:name="T24" style:family="text">
      <style:text-properties fo:color="#02e83b" officeooo:rsid="0013cd1c"/>
    </style:style>
    <style:style style:name="T25" style:family="text">
      <style:text-properties fo:color="#02e83b" officeooo:rsid="002249fe"/>
    </style:style>
    <style:style style:name="T26" style:family="text">
      <style:text-properties fo:color="#02e83b" officeooo:rsid="0022c03f"/>
    </style:style>
    <style:style style:name="T27" style:family="text">
      <style:text-properties fo:color="#02e83b" officeooo:rsid="00338125"/>
    </style:style>
    <style:style style:name="T28" style:family="text">
      <style:text-properties fo:color="#02e83b" officeooo:rsid="00310e62"/>
    </style:style>
    <style:style style:name="T29" style:family="text">
      <style:text-properties fo:color="#02e83b" officeooo:rsid="00ac82d2"/>
    </style:style>
    <style:style style:name="T30" style:family="text">
      <style:text-properties fo:color="#02e83b" officeooo:rsid="0034e26d"/>
    </style:style>
    <style:style style:name="T31" style:family="text">
      <style:text-properties fo:color="#02e83b" officeooo:rsid="004c3b34"/>
    </style:style>
    <style:style style:name="T32" style:family="text">
      <style:text-properties fo:color="#02e83b" officeooo:rsid="00464b28"/>
    </style:style>
    <style:style style:name="T33" style:family="text">
      <style:text-properties fo:color="#02e83b" officeooo:rsid="008156df"/>
    </style:style>
    <style:style style:name="T34" style:family="text">
      <style:text-properties fo:color="#02e83b" officeooo:rsid="003bf6bf"/>
    </style:style>
    <style:style style:name="T35" style:family="text">
      <style:text-properties fo:color="#02e83b" officeooo:rsid="004df2df"/>
    </style:style>
    <style:style style:name="T36" style:family="text">
      <style:text-properties fo:color="#02e83b" officeooo:rsid="0048908a"/>
    </style:style>
    <style:style style:name="T37" style:family="text">
      <style:text-properties fo:color="#02e83b" officeooo:rsid="005f99e8"/>
    </style:style>
    <style:style style:name="T38" style:family="text">
      <style:text-properties fo:color="#02e83b" officeooo:rsid="00db7b10"/>
    </style:style>
    <style:style style:name="T39" style:family="text">
      <style:text-properties fo:color="#02e83b" officeooo:rsid="00414d72"/>
    </style:style>
    <style:style style:name="T40" style:family="text">
      <style:text-properties fo:color="#02e83b" officeooo:rsid="002088ac"/>
    </style:style>
    <style:style style:name="T41" style:family="text">
      <style:text-properties fo:color="#000000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fo:color="#000000" fo:font-weight="normal" officeooo:rsid="007bc2dd" style:font-weight-asian="normal" style:font-weight-complex="normal"/>
    </style:style>
    <style:style style:name="T44" style:family="text">
      <style:text-properties fo:color="#000000" fo:font-weight="normal" officeooo:rsid="00bc84e2" style:font-weight-asian="normal" style:font-weight-complex="normal"/>
    </style:style>
    <style:style style:name="T45" style:family="text">
      <style:text-properties fo:color="#000000" fo:font-weight="normal" officeooo:rsid="000de566" style:font-weight-asian="normal" style:font-weight-complex="normal"/>
    </style:style>
    <style:style style:name="T46" style:family="text">
      <style:text-properties fo:color="#000000" fo:font-weight="normal" officeooo:rsid="0013cd1c" style:font-weight-asian="normal" style:font-weight-complex="normal"/>
    </style:style>
    <style:style style:name="T47" style:family="text">
      <style:text-properties fo:color="#000000" fo:font-weight="normal" officeooo:rsid="003665ed" style:font-weight-asian="normal" style:font-weight-complex="normal"/>
    </style:style>
    <style:style style:name="T48" style:family="text">
      <style:text-properties fo:color="#000000" fo:font-weight="normal" officeooo:rsid="001c402b" style:font-weight-asian="normal" style:font-weight-complex="normal"/>
    </style:style>
    <style:style style:name="T49" style:family="text">
      <style:text-properties fo:color="#000000" fo:font-weight="normal" officeooo:rsid="002f2545" style:font-weight-asian="normal" style:font-weight-complex="normal"/>
    </style:style>
    <style:style style:name="T50" style:family="text">
      <style:text-properties fo:color="#000000" fo:font-weight="normal" officeooo:rsid="0038104f" style:font-weight-asian="normal" style:font-weight-complex="normal"/>
    </style:style>
    <style:style style:name="T51" style:family="text">
      <style:text-properties fo:color="#000000" fo:font-weight="normal" officeooo:rsid="00b03fac" style:font-weight-asian="normal" style:font-weight-complex="normal"/>
    </style:style>
    <style:style style:name="T52" style:family="text">
      <style:text-properties fo:color="#000000" fo:font-weight="normal" officeooo:rsid="00310e62" style:font-weight-asian="normal" style:font-weight-complex="normal"/>
    </style:style>
    <style:style style:name="T53" style:family="text">
      <style:text-properties fo:color="#000000" fo:font-weight="normal" officeooo:rsid="00338125" style:font-weight-asian="normal" style:font-weight-complex="normal"/>
    </style:style>
    <style:style style:name="T54" style:family="text">
      <style:text-properties fo:color="#000000" fo:font-weight="normal" officeooo:rsid="00b250f3" style:font-weight-asian="normal" style:font-weight-complex="normal"/>
    </style:style>
    <style:style style:name="T55" style:family="text">
      <style:text-properties fo:color="#000000" fo:font-weight="normal" officeooo:rsid="00376678" style:font-weight-asian="normal" style:font-weight-complex="normal"/>
    </style:style>
    <style:style style:name="T56" style:family="text">
      <style:text-properties fo:color="#000000" fo:font-weight="normal" officeooo:rsid="003ab4ce" style:font-weight-asian="normal" style:font-weight-complex="normal"/>
    </style:style>
    <style:style style:name="T57" style:family="text">
      <style:text-properties fo:color="#000000" fo:font-weight="normal" officeooo:rsid="00806047" style:font-weight-asian="normal" style:font-weight-complex="normal"/>
    </style:style>
    <style:style style:name="T58" style:family="text">
      <style:text-properties fo:color="#000000" fo:font-weight="normal" officeooo:rsid="003c9a39" style:font-weight-asian="normal" style:font-weight-complex="normal"/>
    </style:style>
    <style:style style:name="T59" style:family="text">
      <style:text-properties fo:color="#000000" fo:font-weight="normal" officeooo:rsid="003e7b1c" style:font-weight-asian="normal" style:font-weight-complex="normal"/>
    </style:style>
    <style:style style:name="T60" style:family="text">
      <style:text-properties fo:color="#000000" fo:font-weight="normal" officeooo:rsid="0040047d" style:font-weight-asian="normal" style:font-weight-complex="normal"/>
    </style:style>
    <style:style style:name="T61" style:family="text">
      <style:text-properties fo:color="#000000" fo:font-weight="normal" officeooo:rsid="0038c186" style:font-weight-asian="normal" style:font-weight-complex="normal"/>
    </style:style>
    <style:style style:name="T62" style:family="text">
      <style:text-properties fo:color="#000000" fo:font-weight="normal" officeooo:rsid="0043ad9e" style:font-weight-asian="normal" style:font-weight-complex="normal"/>
    </style:style>
    <style:style style:name="T63" style:family="text">
      <style:text-properties fo:color="#000000" fo:font-weight="normal" officeooo:rsid="0044fccc" style:font-weight-asian="normal" style:font-weight-complex="normal"/>
    </style:style>
    <style:style style:name="T64" style:family="text">
      <style:text-properties fo:color="#000000" fo:font-weight="normal" officeooo:rsid="00460151" style:font-weight-asian="normal" style:font-weight-complex="normal"/>
    </style:style>
    <style:style style:name="T65" style:family="text">
      <style:text-properties fo:color="#000000" fo:font-weight="normal" officeooo:rsid="004910c1" style:font-weight-asian="normal" style:font-weight-complex="normal"/>
    </style:style>
    <style:style style:name="T66" style:family="text">
      <style:text-properties fo:color="#000000" fo:font-weight="normal" officeooo:rsid="004ab381" style:font-weight-asian="normal" style:font-weight-complex="normal"/>
    </style:style>
    <style:style style:name="T67" style:family="text">
      <style:text-properties fo:color="#000000" fo:font-weight="normal" officeooo:rsid="004bf7ed" style:font-weight-asian="normal" style:font-weight-complex="normal"/>
    </style:style>
    <style:style style:name="T68" style:family="text">
      <style:text-properties fo:color="#000000" fo:font-weight="normal" officeooo:rsid="0058f56e" style:font-weight-asian="normal" style:font-weight-complex="normal"/>
    </style:style>
    <style:style style:name="T69" style:family="text">
      <style:text-properties fo:color="#000000" fo:font-weight="normal" officeooo:rsid="004e4dc4" style:font-weight-asian="normal" style:font-weight-complex="normal"/>
    </style:style>
    <style:style style:name="T70" style:family="text">
      <style:text-properties fo:color="#000000" fo:font-weight="normal" officeooo:rsid="0059fa99" style:font-weight-asian="normal" style:font-weight-complex="normal"/>
    </style:style>
    <style:style style:name="T71" style:family="text">
      <style:text-properties fo:color="#000000" fo:font-weight="normal" officeooo:rsid="00606400" style:font-weight-asian="normal" style:font-weight-complex="normal"/>
    </style:style>
    <style:style style:name="T72" style:family="text">
      <style:text-properties fo:color="#000000" fo:font-weight="normal" officeooo:rsid="00d82fd6" style:font-weight-asian="normal" style:font-weight-complex="normal"/>
    </style:style>
    <style:style style:name="T73" style:family="text">
      <style:text-properties fo:color="#000000" fo:font-weight="normal" officeooo:rsid="00dd6e5b" style:font-weight-asian="normal" style:font-weight-complex="normal"/>
    </style:style>
    <style:style style:name="T74" style:family="text">
      <style:text-properties fo:color="#000000" fo:font-weight="normal" officeooo:rsid="00dc8187" style:font-weight-asian="normal" style:font-weight-complex="normal"/>
    </style:style>
    <style:style style:name="T75" style:family="text">
      <style:text-properties fo:color="#000000" fo:font-weight="normal" officeooo:rsid="006aacca" style:font-weight-asian="normal" style:font-weight-complex="normal"/>
    </style:style>
    <style:style style:name="T76" style:family="text">
      <style:text-properties fo:color="#000000" fo:font-weight="normal" officeooo:rsid="008156df" style:font-weight-asian="normal" style:font-weight-complex="normal"/>
    </style:style>
    <style:style style:name="T77" style:family="text">
      <style:text-properties fo:color="#000000" fo:font-weight="normal" officeooo:rsid="0068bd2d" style:font-weight-asian="normal" style:font-weight-complex="normal"/>
    </style:style>
    <style:style style:name="T78" style:family="text">
      <style:text-properties fo:color="#000000" fo:font-weight="normal" officeooo:rsid="00658b91" style:font-weight-asian="normal" style:font-weight-complex="normal"/>
    </style:style>
    <style:style style:name="T79" style:family="text">
      <style:text-properties fo:color="#000000" fo:font-weight="normal" officeooo:rsid="006ca5cd" style:font-weight-asian="normal" style:font-weight-complex="normal"/>
    </style:style>
    <style:style style:name="T80" style:family="text">
      <style:text-properties fo:color="#000000" fo:font-weight="normal" officeooo:rsid="0072684f" style:font-weight-asian="normal" style:font-weight-complex="normal"/>
    </style:style>
    <style:style style:name="T81" style:family="text">
      <style:text-properties fo:color="#000000" fo:font-weight="normal" officeooo:rsid="00741e75" style:font-weight-asian="normal" style:font-weight-complex="normal"/>
    </style:style>
    <style:style style:name="T82" style:family="text">
      <style:text-properties fo:color="#000000" fo:font-weight="normal" officeooo:rsid="007616b8" style:font-weight-asian="normal" style:font-weight-complex="normal"/>
    </style:style>
    <style:style style:name="T83" style:family="text">
      <style:text-properties fo:color="#000000" fo:font-weight="normal" officeooo:rsid="007a4c68" style:font-weight-asian="normal" style:font-weight-complex="normal"/>
    </style:style>
    <style:style style:name="T84" style:family="text">
      <style:text-properties fo:color="#000000" fo:font-weight="normal" officeooo:rsid="007b8642" style:font-weight-asian="normal" style:font-weight-complex="normal"/>
    </style:style>
    <style:style style:name="T85" style:family="text">
      <style:text-properties fo:color="#000000" fo:font-weight="normal" officeooo:rsid="002249fe" style:font-weight-asian="normal" style:font-weight-complex="normal"/>
    </style:style>
    <style:style style:name="T86" style:family="text">
      <style:text-properties fo:color="#000000" fo:font-weight="normal" officeooo:rsid="001996d7" style:font-weight-asian="normal" style:font-weight-complex="normal"/>
    </style:style>
    <style:style style:name="T87" style:family="text">
      <style:text-properties fo:color="#000000" fo:font-weight="normal" officeooo:rsid="0019dc38" style:font-weight-asian="normal" style:font-weight-complex="normal"/>
    </style:style>
    <style:style style:name="T88" style:family="text">
      <style:text-properties fo:color="#000000" fo:font-weight="normal" officeooo:rsid="0038104f" fo:background-color="#ffffff" loext:char-shading-value="0" style:font-weight-asian="normal" style:font-weight-complex="normal"/>
    </style:style>
    <style:style style:name="T89" style:family="text">
      <style:text-properties fo:color="#000000" fo:font-weight="normal" officeooo:rsid="00376678" fo:background-color="#ffffff" loext:char-shading-value="0" style:font-weight-asian="normal" style:font-weight-complex="normal"/>
    </style:style>
    <style:style style:name="T90" style:family="text">
      <style:text-properties fo:color="#000000" fo:font-weight="normal" officeooo:rsid="003ab4ce" style:font-size-asian="13pt" style:font-weight-asian="normal" style:font-size-complex="13pt" style:font-weight-complex="normal"/>
    </style:style>
    <style:style style:name="T91" style:family="text">
      <style:text-properties fo:color="#000000" fo:font-weight="normal" officeooo:rsid="00606400" style:font-size-asian="11.3500003814697pt" style:font-weight-asian="normal" style:font-weight-complex="normal"/>
    </style:style>
    <style:style style:name="T92" style:family="text">
      <style:text-properties fo:color="#000000" fo:font-weight="normal" officeooo:rsid="00658b91" style:font-size-asian="11.3500003814697pt" style:font-weight-asian="normal" style:font-weight-complex="normal"/>
    </style:style>
    <style:style style:name="T93" style:family="text">
      <style:text-properties fo:color="#000000" fo:font-weight="normal" officeooo:rsid="006170d7" style:font-size-asian="11.3500003814697pt" style:font-weight-asian="normal" style:font-weight-complex="normal"/>
    </style:style>
    <style:style style:name="T94" style:family="text">
      <style:text-properties fo:color="#000000" fo:font-weight="normal" officeooo:rsid="006aacca" style:font-size-asian="11.3500003814697pt" style:font-weight-asian="normal" style:font-weight-complex="normal"/>
    </style:style>
    <style:style style:name="T95" style:family="text">
      <style:text-properties fo:color="#000000" fo:font-weight="normal" officeooo:rsid="0068bd2d" style:font-size-asian="11.3500003814697pt" style:font-weight-asian="normal" style:font-weight-complex="normal"/>
    </style:style>
    <style:style style:name="T96" style:family="text">
      <style:text-properties fo:color="#000000" fo:font-weight="normal" officeooo:rsid="006ca5cd" style:font-size-asian="11.3500003814697pt" style:font-weight-asian="normal" style:font-weight-complex="normal"/>
    </style:style>
    <style:style style:name="T97" style:family="text">
      <style:text-properties fo:color="#000000" fo:font-weight="normal" officeooo:rsid="0022078f" style:font-size-asian="11.3500003814697pt" style:font-weight-asian="normal" style:font-size-complex="13pt" style:font-weight-complex="normal"/>
    </style:style>
    <style:style style:name="T98" style:family="text">
      <style:text-properties fo:color="#000000" fo:font-size="7pt" officeooo:rsid="003c67f6" style:font-size-asian="7pt" style:font-size-complex="7pt"/>
    </style:style>
    <style:style style:name="T99" style:family="text">
      <style:text-properties fo:color="#000000" fo:font-size="9pt" fo:font-weight="normal" officeooo:rsid="00606400" style:font-size-asian="9pt" style:font-weight-asian="normal" style:font-size-complex="9pt" style:font-weight-complex="normal"/>
    </style:style>
    <style:style style:name="T100" style:family="text">
      <style:text-properties fo:color="#000000" fo:font-size="9pt" fo:font-weight="normal" officeooo:rsid="006170d7" style:font-size-asian="9pt" style:font-weight-asian="normal" style:font-size-complex="9pt" style:font-weight-complex="normal"/>
    </style:style>
    <style:style style:name="T101" style:family="text">
      <style:text-properties fo:color="#000000" fo:font-size="9pt" fo:font-weight="normal" officeooo:rsid="0072684f" style:font-size-asian="9pt" style:font-weight-asian="normal" style:font-size-complex="9pt" style:font-weight-complex="normal"/>
    </style:style>
    <style:style style:name="T102" style:family="text">
      <style:text-properties fo:color="#000000" fo:font-size="9pt" fo:font-weight="normal" officeooo:rsid="007616b8" style:font-size-asian="9pt" style:font-weight-asian="normal" style:font-size-complex="9pt" style:font-weight-complex="normal"/>
    </style:style>
    <style:style style:name="T103" style:family="text">
      <style:text-properties fo:color="#000000" officeooo:rsid="0038c186"/>
    </style:style>
    <style:style style:name="T104" style:family="text">
      <style:text-properties fo:color="#000000" style:font-name="Consolas" fo:font-size="10.5pt" fo:font-weight="normal" fo:background-color="#1e1e1e" loext:char-shading-value="0" style:font-weight-asian="normal" style:font-weight-complex="normal"/>
    </style:style>
    <style:style style:name="T105" style:family="text">
      <style:text-properties fo:color="#000000" style:font-name="Consolas" fo:font-size="10.5pt" fo:font-weight="normal" fo:background-color="#ffff00" loext:char-shading-value="0" style:font-weight-asian="normal" style:font-weight-complex="normal"/>
    </style:style>
    <style:style style:name="T106" style:family="text">
      <style:text-properties fo:color="#000000" style:font-name="Consolas" fo:font-size="10.5pt" fo:font-weight="normal" fo:background-color="#ffff00" loext:char-shading-value="0" style:font-weight-asian="normal" style:font-weight-complex="normal"/>
    </style:style>
    <style:style style:name="T107" style:family="text">
      <style:text-properties fo:color="#000000" style:font-name="Consolas" fo:font-size="10.5pt" fo:font-weight="normal" style:font-weight-asian="normal" style:font-weight-complex="normal"/>
    </style:style>
    <style:style style:name="T108" style:family="text">
      <style:text-properties fo:color="#000000" style:font-name="Liberation Serif" fo:font-size="10.5pt" fo:font-weight="normal" style:font-weight-asian="normal" style:font-weight-complex="normal"/>
    </style:style>
    <style:style style:name="T109" style:family="text">
      <style:text-properties fo:color="#000000" style:font-name="Liberation Serif" fo:font-weight="normal" style:font-size-asian="13pt" style:font-weight-asian="normal" style:font-size-complex="13pt" style:font-weight-complex="normal"/>
    </style:style>
    <style:style style:name="T110" style:family="text">
      <style:text-properties fo:color="#000000" style:font-name="Liberation Serif" fo:font-weight="normal" style:font-size-asian="13pt" style:font-weight-asian="normal" style:font-weight-complex="normal"/>
    </style:style>
    <style:style style:name="T111" style:family="text">
      <style:text-properties fo:color="#000000" style:font-name="Liberation Serif" fo:font-weight="normal" officeooo:rsid="0022ab6e" style:font-size-asian="13pt" style:font-weight-asian="normal" style:font-weight-complex="normal"/>
    </style:style>
    <style:style style:name="T112" style:family="text">
      <style:text-properties officeooo:rsid="002ec593"/>
    </style:style>
    <style:style style:name="T1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091cca" style:font-weight-asian="bold" style:font-weight-complex="bold"/>
    </style:style>
    <style:style style:name="T116" style:family="text">
      <style:text-properties fo:font-weight="bold" officeooo:rsid="007e2987" style:font-weight-asian="bold" style:font-weight-complex="bold"/>
    </style:style>
    <style:style style:name="T117" style:family="text">
      <style:text-properties fo:font-weight="bold" officeooo:rsid="001700c0" style:font-weight-asian="bold" style:font-weight-complex="bold"/>
    </style:style>
    <style:style style:name="T118" style:family="text">
      <style:text-properties fo:font-weight="bold" officeooo:rsid="002bce09" style:font-weight-asian="bold" style:font-weight-complex="bold"/>
    </style:style>
    <style:style style:name="T119" style:family="text">
      <style:text-properties fo:font-weight="bold" officeooo:rsid="0034061e" style:font-weight-asian="bold" style:font-weight-complex="bold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4e12f4" style:font-weight-asian="normal" style:font-weight-complex="normal"/>
    </style:style>
    <style:style style:name="T122" style:family="text">
      <style:text-properties fo:font-weight="normal" officeooo:rsid="00091cca" style:font-weight-asian="normal" style:font-weight-complex="normal"/>
    </style:style>
    <style:style style:name="T123" style:family="text">
      <style:text-properties fo:font-weight="normal" officeooo:rsid="001dbeca" style:font-weight-asian="normal" style:font-weight-complex="normal"/>
    </style:style>
    <style:style style:name="T124" style:family="text">
      <style:text-properties fo:font-weight="normal" officeooo:rsid="009fb7be" style:font-weight-asian="normal" style:font-weight-complex="normal"/>
    </style:style>
    <style:style style:name="T125" style:family="text">
      <style:text-properties fo:font-weight="normal" officeooo:rsid="004e9c28" style:font-weight-asian="normal" style:font-weight-complex="normal"/>
    </style:style>
    <style:style style:name="T126" style:family="text">
      <style:text-properties fo:font-weight="normal" officeooo:rsid="002a295b" style:font-weight-asian="normal" style:font-weight-complex="normal"/>
    </style:style>
    <style:style style:name="T127" style:family="text">
      <style:text-properties fo:font-weight="normal" officeooo:rsid="002b232a" style:font-weight-asian="normal" style:font-weight-complex="normal"/>
    </style:style>
    <style:style style:name="T128" style:family="text">
      <style:text-properties fo:font-weight="normal" officeooo:rsid="0044e11e" style:font-weight-asian="normal" style:font-weight-complex="normal"/>
    </style:style>
    <style:style style:name="T129" style:family="text">
      <style:text-properties fo:font-weight="normal" officeooo:rsid="0060e89e" style:font-weight-asian="normal" style:font-weight-complex="normal"/>
    </style:style>
    <style:style style:name="T130" style:family="text">
      <style:text-properties fo:font-weight="normal" officeooo:rsid="008a8ac8" style:font-weight-asian="normal" style:font-weight-complex="normal"/>
    </style:style>
    <style:style style:name="T131" style:family="text">
      <style:text-properties fo:font-weight="normal" officeooo:rsid="001c8d76" style:font-weight-asian="normal" style:font-weight-complex="normal"/>
    </style:style>
    <style:style style:name="T132" style:family="text">
      <style:text-properties fo:font-weight="normal" officeooo:rsid="000fcd8a" style:font-weight-asian="normal" style:font-weight-complex="normal"/>
    </style:style>
    <style:style style:name="T133" style:family="text">
      <style:text-properties fo:font-weight="normal" officeooo:rsid="0026e705" style:font-weight-asian="normal" style:font-weight-complex="normal"/>
    </style:style>
    <style:style style:name="T134" style:family="text">
      <style:text-properties fo:font-weight="normal" officeooo:rsid="0046ad10" style:font-weight-asian="normal" style:font-weight-complex="normal"/>
    </style:style>
    <style:style style:name="T135" style:family="text">
      <style:text-properties fo:font-weight="normal" officeooo:rsid="0041d07a" style:font-weight-asian="normal" style:font-weight-complex="normal"/>
    </style:style>
    <style:style style:name="T136" style:family="text">
      <style:text-properties fo:font-weight="normal" officeooo:rsid="00153997" style:font-weight-asian="normal" style:font-weight-complex="normal"/>
    </style:style>
    <style:style style:name="T137" style:family="text">
      <style:text-properties fo:font-weight="normal" officeooo:rsid="0037920c" style:font-weight-asian="normal" style:font-weight-complex="normal"/>
    </style:style>
    <style:style style:name="T138" style:family="text">
      <style:text-properties fo:font-weight="normal" officeooo:rsid="00321523" style:font-weight-asian="normal" style:font-weight-complex="normal"/>
    </style:style>
    <style:style style:name="T139" style:family="text">
      <style:text-properties fo:font-weight="normal" officeooo:rsid="002b1b01" style:font-weight-asian="normal" style:font-weight-complex="normal"/>
    </style:style>
    <style:style style:name="T140" style:family="text">
      <style:text-properties fo:font-weight="normal" officeooo:rsid="002bce09" style:font-weight-asian="normal" style:font-weight-complex="normal"/>
    </style:style>
    <style:style style:name="T141" style:family="text">
      <style:text-properties fo:font-weight="normal" officeooo:rsid="002d473a" style:font-weight-asian="normal" style:font-weight-complex="normal"/>
    </style:style>
    <style:style style:name="T142" style:family="text">
      <style:text-properties fo:font-weight="normal" officeooo:rsid="001700c0" style:font-weight-asian="normal" style:font-weight-complex="normal"/>
    </style:style>
    <style:style style:name="T143" style:family="text">
      <style:text-properties fo:font-weight="normal" officeooo:rsid="0034061e" style:font-weight-asian="normal" style:font-weight-complex="normal"/>
    </style:style>
    <style:style style:name="T144" style:family="text">
      <style:text-properties fo:font-weight="normal" officeooo:rsid="0018c298" style:font-weight-asian="normal" style:font-weight-complex="normal"/>
    </style:style>
    <style:style style:name="T145" style:family="text">
      <style:text-properties fo:font-weight="normal" officeooo:rsid="00194d51" style:font-weight-asian="normal" style:font-weight-complex="normal"/>
    </style:style>
    <style:style style:name="T146" style:family="text">
      <style:text-properties fo:font-weight="normal" officeooo:rsid="001ca293" style:font-weight-asian="normal" style:font-weight-complex="normal"/>
    </style:style>
    <style:style style:name="T147" style:family="text">
      <style:text-properties fo:font-weight="normal" officeooo:rsid="0011466b" style:font-weight-asian="normal" style:font-weight-complex="normal"/>
    </style:style>
    <style:style style:name="T148" style:family="text">
      <style:text-properties fo:font-weight="normal" officeooo:rsid="00347e90" style:font-weight-asian="normal" style:font-weight-complex="normal"/>
    </style:style>
    <style:style style:name="T149" style:family="text">
      <style:text-properties fo:font-weight="normal" officeooo:rsid="008db26a" style:font-weight-asian="normal" style:font-weight-complex="normal"/>
    </style:style>
    <style:style style:name="T150" style:family="text">
      <style:text-properties fo:font-weight="normal" officeooo:rsid="0090d1e5" style:font-weight-asian="normal" style:font-weight-complex="normal"/>
    </style:style>
    <style:style style:name="T151" style:family="text">
      <style:text-properties fo:font-weight="normal" officeooo:rsid="0038c186" style:font-weight-asian="normal" style:font-weight-complex="normal"/>
    </style:style>
    <style:style style:name="T152" style:family="text">
      <style:text-properties fo:font-weight="normal" officeooo:rsid="008156df" style:font-weight-asian="normal" style:font-weight-complex="normal"/>
    </style:style>
    <style:style style:name="T153" style:family="text">
      <style:text-properties fo:color="#481d32" officeooo:rsid="004e9c28"/>
    </style:style>
    <style:style style:name="T154" style:family="text">
      <style:text-properties fo:color="#e8a202" fo:font-weight="normal" officeooo:rsid="002a295b" style:font-weight-asian="normal" style:font-weight-complex="normal"/>
    </style:style>
    <style:style style:name="T155" style:family="text">
      <style:text-properties officeooo:rsid="0044024d"/>
    </style:style>
    <style:style style:name="T156" style:family="text">
      <style:text-properties fo:color="#611729" fo:font-weight="normal" style:font-weight-asian="normal" style:font-weight-complex="normal"/>
    </style:style>
    <style:style style:name="T157" style:family="text">
      <style:text-properties officeooo:rsid="002b232a"/>
    </style:style>
    <style:style style:name="T158" style:family="text">
      <style:text-properties officeooo:rsid="0044e11e"/>
    </style:style>
    <style:style style:name="T159" style:family="text">
      <style:text-properties officeooo:rsid="001c8d76"/>
    </style:style>
    <style:style style:name="T160" style:family="text">
      <style:text-properties fo:color="#2cee0e" style:font-name="Liberation Serif" officeooo:rsid="007616b8"/>
    </style:style>
    <style:style style:name="T161" style:family="text">
      <style:text-properties fo:color="#2cee0e" style:font-name="Liberation Serif" officeooo:rsid="0078bf3f"/>
    </style:style>
    <style:style style:name="T162" style:family="text">
      <style:text-properties fo:color="#2cee0e" officeooo:rsid="008156df"/>
    </style:style>
    <style:style style:name="T163" style:family="text">
      <style:text-properties fo:color="#2cee0e" officeooo:rsid="0063c5fe"/>
    </style:style>
    <style:style style:name="T164" style:family="text">
      <style:text-properties fo:color="#2cee0e" officeooo:rsid="001c8d76"/>
    </style:style>
    <style:style style:name="T165" style:family="text">
      <style:text-properties fo:color="#2cee0e" officeooo:rsid="000fcd8a"/>
    </style:style>
    <style:style style:name="T166" style:family="text">
      <style:text-properties officeooo:rsid="000fcd8a"/>
    </style:style>
    <style:style style:name="T167" style:family="text">
      <style:text-properties officeooo:rsid="00430ab2"/>
    </style:style>
    <style:style style:name="T168" style:family="text">
      <style:text-properties officeooo:rsid="0012ec53"/>
    </style:style>
    <style:style style:name="T169" style:family="text">
      <style:text-properties officeooo:rsid="0041d07a"/>
    </style:style>
    <style:style style:name="T170" style:family="text">
      <style:text-properties officeooo:rsid="00153997"/>
    </style:style>
    <style:style style:name="T171" style:family="text">
      <style:text-properties officeooo:rsid="00321523"/>
    </style:style>
    <style:style style:name="T172" style:family="text">
      <style:text-properties officeooo:rsid="0037920c"/>
    </style:style>
    <style:style style:name="T173" style:family="text">
      <style:text-properties officeooo:rsid="0034061e"/>
    </style:style>
    <style:style style:name="T174" style:family="text">
      <style:text-properties officeooo:rsid="0011466b"/>
    </style:style>
    <style:style style:name="T175" style:family="text">
      <style:text-properties officeooo:rsid="008a8ac8"/>
    </style:style>
    <style:style style:name="T176" style:family="text">
      <style:text-properties fo:font-size="9pt" officeooo:rsid="005a1d5a" style:font-size-asian="7.84999990463257pt" style:font-size-complex="9pt"/>
    </style:style>
    <style:style style:name="T177" style:family="text">
      <style:text-properties fo:font-size="9pt" officeooo:rsid="005a1d5a" style:font-size-asian="9pt" style:font-size-complex="9pt"/>
    </style:style>
    <style:style style:name="T178" style:family="text">
      <style:text-properties officeooo:rsid="008156df"/>
    </style:style>
    <style:style style:name="T179" style:family="text">
      <style:text-properties fo:font-size="7pt" officeooo:rsid="003c67f6" style:font-size-asian="7pt" style:font-size-complex="7pt"/>
    </style:style>
    <style:style style:name="T180" style:family="text">
      <style:text-properties officeooo:rsid="001c402b"/>
    </style:style>
    <style:style style:name="T181" style:family="text">
      <style:text-properties officeooo:rsid="0022c03f"/>
    </style:style>
    <style:style style:name="T182" style:family="text">
      <style:text-properties officeooo:rsid="002249fe"/>
    </style:style>
    <style:style style:name="T183" style:family="text">
      <style:text-properties officeooo:rsid="0030175e"/>
    </style:style>
    <style:style style:name="T184" style:family="text">
      <style:text-properties officeooo:rsid="00310e62"/>
    </style:style>
    <style:style style:name="T185" style:family="text">
      <style:text-properties officeooo:rsid="00376678"/>
    </style:style>
    <style:style style:name="T186" style:family="text">
      <style:text-properties officeooo:rsid="00376678" style:font-size-asian="13pt" style:font-weight-asian="bold" style:font-size-complex="13pt" style:font-weight-complex="bold"/>
    </style:style>
    <style:style style:name="T187" style:family="text">
      <style:text-properties officeooo:rsid="003ab4ce" style:font-size-asian="13pt" style:font-weight-asian="bold" style:font-size-complex="13pt" style:font-weight-complex="bold"/>
    </style:style>
    <style:style style:name="T188" style:family="text">
      <style:text-properties officeooo:rsid="003c9a39"/>
    </style:style>
    <style:style style:name="T189" style:family="text">
      <style:text-properties officeooo:rsid="004c3b34"/>
    </style:style>
    <style:style style:name="T190" style:family="text">
      <style:text-properties officeooo:rsid="005f99e8"/>
    </style:style>
    <style:style style:name="T191" style:family="text">
      <style:text-properties officeooo:rsid="0072684f"/>
    </style:style>
    <style:style style:name="T192" style:family="text">
      <style:text-properties officeooo:rsid="007616b8"/>
    </style:style>
    <style:style style:name="T193" style:family="text">
      <style:text-properties officeooo:rsid="00347e90"/>
    </style:style>
    <style:style style:name="T194" style:family="text">
      <style:text-properties officeooo:rsid="0038c186"/>
    </style:style>
    <style:style style:name="T195" style:family="text">
      <style:text-properties fo:color="#c9211e" officeooo:rsid="002088ac"/>
    </style:style>
    <style:style style:name="T196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197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198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199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Gramática <text:span text:style-name="T112">com Expressões Regulares LL(1)</text:span> da Linguagem L</text:p>
      <text:p text:style-name="P4"/>
      <text:p text:style-name="P13"/>
      <text:p text:style-name="P14"><text:span text:style-name="T113">S</text:span> → {<text:span text:style-name="T114">Declarar</text:span><text:span text:style-name="T120">}</text:span><text:span text:style-name="T121">*</text:span> {<text:span text:style-name="T114">Comando</text:span><text:span text:style-name="T122">}</text:span><text:span text:style-name="T121">*</text:span></text:p>
      <text:p text:style-name="P20"/>
      <text:p text:style-name="P16">Declarar → “<text:span text:style-name="T123">final" “</text:span><text:span text:style-name="T124">id”</text:span><text:span text:style-name="T18">[1]</text:span><text:span text:style-name="T124">“</text:span><text:span text:style-name="T125">&lt;-” <text:s/></text:span><text:span text:style-name="T149">[“-”</text:span><text:span text:style-name="T19">[11]</text:span><text:span text:style-name="T149">] </text:span><text:span text:style-name="T125">const </text:span><text:span text:style-name="T19">[1</text:span><text:span text:style-name="T20">5</text:span><text:span text:style-name="T19">]</text:span><text:span text:style-name="T21">[21]</text:span><text:span text:style-name="T22">[22]</text:span><text:span text:style-name="T195">[1]</text:span><text:span text:style-name="T125">“;</text:span><text:span text:style-name="T85">”</text:span><text:span text:style-name="T153"> </text:span><text:span text:style-name="T125">| </text:span><text:span text:style-name="T126">(int</text:span><text:span text:style-name="T23">[5]</text:span><text:span text:style-name="T3"> </text:span><text:span text:style-name="T126">| boolean</text:span><text:span text:style-name="T23">[6]</text:span><text:span text:style-name="T126"> | byte</text:span><text:span text:style-name="T23">[7]</text:span><text:span text:style-name="T4"> </text:span><text:span text:style-name="T126">| string</text:span><text:span text:style-name="T23">[8]</text:span><text:span text:style-name="T126">) id</text:span><text:span text:style-name="T18">[</text:span><text:span text:style-name="T24">2</text:span><text:span text:style-name="T18">]</text:span><text:span text:style-name="T25">[</text:span><text:span text:style-name="T26">10]</text:span><text:span text:style-name="T27">[18]</text:span><text:span text:style-name="T154"> </text:span><text:span text:style-name="T155">ListaIds</text:span><text:span text:style-name="T127">“;”</text:span></text:p>
      <text:p text:style-name="P25"/>
      <text:p text:style-name="P17">ListaIds<text:span text:style-name="T120"> → [</text:span><text:span text:style-name="T28">[1</text:span><text:span text:style-name="T27">9</text:span><text:span text:style-name="T28">]</text:span>Atrib<text:span text:style-name="T120">] {“,” “id</text:span><text:span text:style-name="T18">[</text:span><text:span text:style-name="T24">2</text:span><text:span text:style-name="T18">]</text:span><text:span text:style-name="T25">[</text:span><text:span text:style-name="T29">9</text:span><text:span text:style-name="T26">]</text:span><text:span text:style-name="T120">”</text:span><text:span text:style-name="T156"> </text:span><text:span text:style-name="T120">[</text:span><text:span text:style-name="T28">[17]</text:span>Atrib<text:span text:style-name="T120">]}</text:span><text:span text:style-name="T127">*<text:tab/></text:span></text:p>
      <text:p text:style-name="P23"/>
      <text:p text:style-name="P17"><text:span text:style-name="T157">A</text:span>trib →<text:span text:style-name="T158"> </text:span><text:span text:style-name="T128">“</text:span><text:span text:style-name="T120">&lt;-” </text:span><text:span text:style-name="T149">[“-”</text:span><text:span text:style-name="T19">[12]</text:span><text:span text:style-name="T149">] </text:span><text:span text:style-name="T129">c</text:span><text:span text:style-name="T120">onst </text:span><text:span text:style-name="T19">[1</text:span><text:span text:style-name="T20">6</text:span><text:span text:style-name="T19">]</text:span><text:span text:style-name="T21">[21]</text:span><text:span text:style-name="T30">[20]</text:span></text:p>
      <text:p text:style-name="P16"/>
      <text:p text:style-name="P14"><text:span text:style-name="T114">Comando →</text:span><text:span text:style-name="T115"> </text:span><text:span text:style-name="T116">Atribuicao</text:span><text:span text:style-name="T115"> | Repeticao | Teste | Nulo | Leitura | Escrita</text:span></text:p>
      <text:p text:style-name="P24"><text:s text:c="23"/></text:p>
      <text:p text:style-name="P18">Atribuicao → <text:span text:style-name="T120">“</text:span><text:span text:style-name="T130">id”</text:span><text:span text:style-name="T24">[3]</text:span><text:span text:style-name="T16">[4]</text:span><text:span text:style-name="T5"> </text:span><text:span text:style-name="T131">“&lt;-”</text:span><text:span text:style-name="T159"> Expressao </text:span><text:span text:style-name="T164">[42]</text:span><text:span text:style-name="T131">“;”</text:span></text:p>
      <text:p text:style-name="P18"/>
      <text:p text:style-name="P18">Repeticao → <text:span text:style-name="T120">“</text:span><text:span text:style-name="T132">while”“(“</text:span><text:span text:style-name="T166">Expressao</text:span><text:span text:style-name="T165">[43]</text:span><text:span text:style-name="T132">“)”</text:span><text:span text:style-name="T133"> </text:span><text:span text:style-name="T167">Blocowhile</text:span><text:span text:style-name="T132"> </text:span></text:p>
      <text:p text:style-name="P19"/>
      <text:p text:style-name="P19"><text:span text:style-name="T168">Blocowhile </text:span><text:span text:style-name="T120">→ “begin”{</text:span>Comando<text:span text:style-name="T120">}*“end</text:span><text:span text:style-name="T134">w</text:span><text:span text:style-name="T120">hile” </text:span><text:span text:style-name="T135">| </text:span><text:span text:style-name="T169">Comando</text:span></text:p>
      <text:p text:style-name="P21"/>
      <text:p text:style-name="P18">Teste → <text:span text:style-name="T120">“</text:span><text:span text:style-name="T136">if”“(“</text:span><text:span text:style-name="T170">Expressao</text:span><text:span text:style-name="T165">[43]</text:span><text:span text:style-name="T136">“)” </text:span><text:span text:style-name="T137"><text:s/>(</text:span><text:span text:style-name="T171">Blocoif | Comando </text:span><text:span text:style-name="T138">[</text:span><text:span text:style-name="T171">BlocoElse</text:span><text:span text:style-name="T138">]</text:span><text:span text:style-name="T171">)</text:span></text:p>
      <text:p text:style-name="P21"/>
      <text:p text:style-name="P15"><text:span text:style-name="T117">Blocoif → “</text:span><text:span text:style-name="T139">begin”</text:span><text:span text:style-name="T140">{</text:span><text:span text:style-name="T118">Comando</text:span><text:span text:style-name="T140">}+“</text:span><text:span text:style-name="T141">endif”</text:span><text:span text:style-name="T142">“else”“</text:span><text:span text:style-name="T143">begin”{</text:span><text:span text:style-name="T119">Comando</text:span><text:span text:style-name="T143">}+“endelse”</text:span></text:p>
      <text:p text:style-name="P18"/>
      <text:p text:style-name="P22">BlocoElse → <text:span text:style-name="T172"><text:s/></text:span><text:span text:style-name="T143">“else”</text:span><text:span text:style-name="T173"> Comando </text:span></text:p>
      <text:p text:style-name="P22"/>
      <text:p text:style-name="P18">Nulo → <text:span text:style-name="T120">“;”</text:span></text:p>
      <text:p text:style-name="P18"/>
      <text:p text:style-name="P18">Leitura → <text:span text:style-name="T120">“</text:span><text:span text:style-name="T144">readln”“</text:span><text:span text:style-name="T145">(</text:span><text:span text:style-name="T144">”id</text:span><text:span text:style-name="T24">[3]</text:span><text:span text:style-name="T2">[44]</text:span><text:span text:style-name="T144">“</text:span><text:span text:style-name="T146">)”</text:span><text:span text:style-name="T144">“;”</text:span></text:p>
      <text:p text:style-name="P6"/>
      <text:p text:style-name="P6">Escrita → <text:span text:style-name="T120">“</text:span><text:span text:style-name="T145">write”“(”</text:span><text:span text:style-name="T174">ListaExpressoes</text:span><text:span text:style-name="T145">“)”“;” </text:span><text:span text:style-name="T147">| “writeln”“(”</text:span><text:span text:style-name="T174">ListaExpressoes</text:span><text:span text:style-name="T147">“)”“;”</text:span></text:p>
      <text:p text:style-name="P11"/>
      <text:p text:style-name="P7"><text:span text:style-name="T174">L</text:span>istaExpressoes<text:span text:style-name="T120"> → </text:span>Expressao <text:span text:style-name="T120">{“,” </text:span>Expressao<text:span text:style-name="T120">}*</text:span></text:p>
      <text:p text:style-name="P8"/>
      <text:p text:style-name="P8">Expressao → <text:span text:style-name="T175">Exp</text:span><text:span text:style-name="T176">1</text:span><text:span text:style-name="T5">[23]</text:span><text:span text:style-name="T175"> </text:span><text:span text:style-name="T148">[(“=”</text:span><text:span text:style-name="T31">[33]</text:span><text:span text:style-name="T148">| “!=”</text:span><text:span text:style-name="T32">[30]</text:span><text:span text:style-name="T148"> | “&lt;”</text:span><text:span text:style-name="T32">[30]</text:span><text:span text:style-name="T148"> | “&gt;”</text:span><text:span text:style-name="T32">[30]</text:span><text:span text:style-name="T148"> | “&lt;=”</text:span><text:span text:style-name="T32">[30]</text:span><text:span text:style-name="T148"> | “&gt;=”</text:span><text:span text:style-name="T32">[30]</text:span><text:span text:style-name="T148">) </text:span><text:span text:style-name="T178">Exp</text:span><text:span text:style-name="T177">2</text:span><text:span text:style-name="T178"> </text:span><text:span text:style-name="T33">[36]</text:span><text:span text:style-name="T160">[</text:span><text:span text:style-name="T161">41]</text:span><text:span text:style-name="T148">] <text:s text:c="42"/></text:span></text:p>
      <text:p text:style-name="P8"/>
      <text:p text:style-name="P8"><text:span text:style-name="T193">Exp</text:span><text:span text:style-name="T148"> → </text:span><text:span text:style-name="T150">[+ | - ] </text:span><text:span text:style-name="T178">T</text:span><text:span text:style-name="T177">1</text:span><text:span text:style-name="T5">[2</text:span><text:span text:style-name="T34">4</text:span><text:span text:style-name="T5">]</text:span><text:span text:style-name="T178"> </text:span><text:span text:style-name="T151">{(“+”</text:span><text:span text:style-name="T31">[3</text:span><text:span text:style-name="T35">4</text:span><text:span text:style-name="T31">]</text:span><text:span text:style-name="T151">| “-”</text:span><text:span text:style-name="T32">[3</text:span><text:span text:style-name="T36">1</text:span><text:span text:style-name="T32">]</text:span><text:span text:style-name="T151"> | “||”</text:span><text:span text:style-name="T32">[3</text:span><text:span text:style-name="T36">1</text:span><text:span text:style-name="T32">]</text:span><text:span text:style-name="T103">)</text:span><text:span text:style-name="T151"> </text:span><text:span text:style-name="T152"><text:s/></text:span><text:span text:style-name="T194">T</text:span><text:span text:style-name="T177">2</text:span><text:span text:style-name="T194"> </text:span><text:span text:style-name="T6">[3</text:span><text:span text:style-name="T7">7</text:span><text:span text:style-name="T6">]</text:span><text:span text:style-name="T8">[40]</text:span><text:span text:style-name="T151">}*</text:span></text:p>
      <text:p text:style-name="P12"/>
      <text:p text:style-name="P9">T → <text:span text:style-name="T178">F</text:span><text:span text:style-name="T177">1</text:span><text:span text:style-name="T5">[2</text:span><text:span text:style-name="T34">5</text:span><text:span text:style-name="T5">]</text:span><text:span text:style-name="T152"> </text:span><text:span text:style-name="T120">{(“*”</text:span><text:span text:style-name="T32">[3</text:span><text:span text:style-name="T36">2</text:span><text:span text:style-name="T32">]</text:span><text:span text:style-name="T120"> | “&amp;&amp;”</text:span><text:span text:style-name="T32">[3</text:span><text:span text:style-name="T36">2</text:span><text:span text:style-name="T32">]</text:span><text:span text:style-name="T120"> | “/”</text:span><text:span text:style-name="T32">[3</text:span><text:span text:style-name="T36">2</text:span><text:span text:style-name="T32">]</text:span><text:span text:style-name="T37">[35]</text:span><text:span text:style-name="T38">[14]</text:span><text:span text:style-name="T120">) <text:s/></text:span>F<text:span text:style-name="T177">2 </text:span><text:span text:style-name="T6">[3</text:span><text:span text:style-name="T9">8</text:span><text:span text:style-name="T6">]</text:span><text:span text:style-name="T8">[39]</text:span><text:span text:style-name="T120">}*</text:span></text:p>
      <text:p text:style-name="P12"/>
      <text:p text:style-name="P9">F → <text:span text:style-name="T120">“!”</text:span>F<text:span text:style-name="T179">1</text:span><text:span text:style-name="T5">[</text:span><text:span text:style-name="T39">26</text:span><text:span text:style-name="T5">]</text:span> <text:span text:style-name="T120"><text:s/>| “(”</text:span>Expressao<text:span text:style-name="T5">[2</text:span><text:span text:style-name="T39">7</text:span><text:span text:style-name="T5">]</text:span><text:span text:style-name="T120">“)” | </text:span><text:span text:style-name="T149">[“-”</text:span><text:span text:style-name="T10">[1</text:span><text:span text:style-name="T11">3</text:span><text:span text:style-name="T10">]</text:span><text:span text:style-name="T149">] </text:span><text:span text:style-name="T120">const</text:span><text:span text:style-name="T12">[21]</text:span><text:span text:style-name="T13">[2</text:span><text:span text:style-name="T14">8</text:span><text:span text:style-name="T13">]</text:span><text:span text:style-name="T120"> </text:span><text:span text:style-name="T130">| id</text:span><text:span text:style-name="T24">[3]</text:span><text:span text:style-name="T5">[2</text:span><text:span text:style-name="T39">9</text:span><text:span text:style-name="T5">]</text:span></text:p>
      <text:p text:style-name="P26"/>
      <text:p text:style-name="P26"/>
      <text:p text:style-name="P5"><text:span text:style-name="T130">V</text:span><text:span text:style-name="T120">erificação de unicidade, classes e tipos</text:span></text:p>
      <text:p text:style-name="P27"/>
      <text:p text:style-name="P27"><text:soft-page-break/></text:p>
      <text:p text:style-name="P28"><text:span text:style-name="T1">[1]</text:span> <text:span text:style-name="T45">{</text:span><text:span text:style-name="T46">s</text:span><text:span text:style-name="T45">e id.</text:span><text:span text:style-name="T46">classe != NULO entao ERRO senao id.classe = classe-const</text:span><text:span text:style-name="T45">}</text:span></text:p>
      <text:p text:style-name="P29"><text:span text:style-name="T15">[</text:span><text:span text:style-name="T1">2]</text:span><text:span text:style-name="T42"> {se id.classe != NULO entao ERRO senao id.classe = classe-var}</text:span></text:p>
      <text:p text:style-name="P10"><text:span text:style-name="T1">[3]</text:span><text:span text:style-name="T42"> {se id.classe = NULO entao ERRO</text:span><text:span text:style-name="T47">}</text:span></text:p>
      <text:p text:style-name="P18"><text:span text:style-name="T16">[4] </text:span><text:span text:style-name="T48">{se id.classe != classe-var ent</text:span><text:span text:style-name="T49">ao</text:span><text:span text:style-name="T48"> ERRO}</text:span></text:p>
      <text:p text:style-name="P31"><text:span text:style-name="T180">[</text:span>5] <text:span text:style-name="T42">{Declarar.tipo = tipo-inteiro}</text:span></text:p>
      <text:p text:style-name="P31">[6] <text:span text:style-name="T42">{Declarar.tipo = tipo-lógico}</text:span></text:p>
      <text:p text:style-name="P31">[7] <text:span text:style-name="T42">{Declarar.tipo = tipo-byte}</text:span></text:p>
      <text:p text:style-name="P31">[8] <text:span text:style-name="T42">{Declarar.tipo = tipo-string}</text:span></text:p>
      <text:p text:style-name="P44"><text:span text:style-name="T17">[9]</text:span> <text:span text:style-name="T181">{id.tipo = Listaids.tipo}</text:span></text:p>
      <text:p text:style-name="P32"><text:span text:style-name="T182">[</text:span>10] <text:span text:style-name="T42">{id.tipo = Declarar.tipo}</text:span></text:p>
      <text:p text:style-name="P33">[11] <text:span text:style-name="T42">{Declarar.isnegativo = true}</text:span></text:p>
      <text:p text:style-name="P33">[12]<text:span text:style-name="T42"> {Atrib.isnegativo = true}</text:span></text:p>
      <text:p text:style-name="P34">[13]<text:span text:style-name="T42"> {F.isnegativo = true}</text:span></text:p>
      <text:p text:style-name="P34">[14]<text:span text:style-name="T42"> {se F.isnegativo = true entao id.tipo = </text:span><text:span text:style-name="T50">tipo-</text:span><text:span text:style-name="T42">inteiro}</text:span></text:p>
      <text:p text:style-name="P35">[1<text:span text:style-name="T183">5</text:span>] <text:span text:style-name="T42">{se Declarar.isnegativo = true entao id.tipo = </text:span><text:span text:style-name="T50">tipo-</text:span><text:span text:style-name="T42">inteiro}</text:span></text:p>
      <text:p text:style-name="P35">[1<text:span text:style-name="T183">6</text:span>] <text:span text:style-name="T42">{se Atrib.isnegativo = true entao </text:span><text:span text:style-name="T51">const</text:span><text:span text:style-name="T42">.tipo = </text:span><text:span text:style-name="T50">tipo-</text:span><text:span text:style-name="T42">inteiro}</text:span></text:p>
      <text:p text:style-name="P36"><text:span text:style-name="T184">[17] </text:span><text:span text:style-name="T52">{Atrib.tipo = id.tipo}</text:span></text:p>
      <text:p text:style-name="P37"><text:span text:style-name="T184">[</text:span>18]<text:span text:style-name="T42"> {</text:span><text:span text:style-name="T53">Listaids.tipo = id.tipo}</text:span></text:p>
      <text:p text:style-name="P38">[19] <text:span text:style-name="T42">{Atrib.tipo = <text:s/>Listaids.tipo}</text:span></text:p>
      <text:p text:style-name="P39">[20] <text:span text:style-name="T42">{se Atrib.tipo != const.tipo <text:s/></text:span><text:span text:style-name="T54">entao ERRO</text:span><text:span text:style-name="T42">}</text:span></text:p>
      <text:p text:style-name="P40"><text:span text:style-name="T185">[21] </text:span><text:span text:style-name="T55">{se </text:span><text:span text:style-name="T56">const.</text:span><text:span text:style-name="T57">lexema</text:span><text:span text:style-name="T56"> != NULO e </text:span><text:span text:style-name="T55">const.</text:span><text:span text:style-name="T57">lexema</text:span><text:span text:style-name="T55"> &gt;= 0 e const.</text:span><text:span text:style-name="T87">lexema</text:span><text:span text:style-name="T55"> &lt;= 255 ent</text:span><text:span text:style-name="T56">a</text:span><text:span text:style-name="T55">o const.tipo = </text:span><text:span text:style-name="T88">tipo-</text:span><text:span text:style-name="T89">byte senao const.tipo = </text:span><text:span text:style-name="T88">tipo-</text:span><text:span text:style-name="T89">inteiro}</text:span></text:p>
      <text:p text:style-name="P43"><text:span text:style-name="T186">[</text:span><text:span text:style-name="T187">22]</text:span><text:span text:style-name="T90"> {se const.tipo != tipo-string e const.tipo != tipo-lógico e const.tipo != NULO e const.lexema &gt;= 0 e const.lexema &lt;= 255 entao const.tipo = tipo-byte else const.tipo = tipo-inteiro}</text:span></text:p>
      <text:p text:style-name="P30"><text:span text:style-name="T175">[23] </text:span><text:span text:style-name="T58">{Expressao.tipo = Exp.tipo}</text:span></text:p>
      <text:p text:style-name="P30"><text:span text:style-name="T175">[24] </text:span><text:span text:style-name="T58">{Exp.tipo = </text:span><text:span text:style-name="T59">T</text:span><text:span text:style-name="T58">.tipo}</text:span></text:p>
      <text:p text:style-name="P30"><text:span text:style-name="T175">[25] </text:span><text:span text:style-name="T58">{</text:span><text:span text:style-name="T59">T</text:span><text:span text:style-name="T58">.tipo = </text:span><text:span text:style-name="T59">F</text:span><text:span text:style-name="T58">.tipo}</text:span></text:p>
      <text:p text:style-name="P30"><text:span text:style-name="T175">[26] </text:span><text:span text:style-name="T58">{</text:span><text:span text:style-name="T60">F</text:span><text:span text:style-name="T58">.tipo </text:span><text:span text:style-name="T60">= </text:span><text:span text:style-name="T61">F</text:span><text:span text:style-name="T98">1</text:span><text:span text:style-name="T58">.tipo}</text:span></text:p>
      <text:p text:style-name="P30"><text:span text:style-name="T175">[27] </text:span><text:span text:style-name="T58">{</text:span><text:span text:style-name="T60">F</text:span><text:span text:style-name="T58">.tipo </text:span><text:span text:style-name="T60">= </text:span><text:span text:style-name="T62">Expressao</text:span><text:span text:style-name="T58">.tipo}</text:span></text:p>
      <text:p text:style-name="P30"><text:span text:style-name="T175">[28] </text:span><text:span text:style-name="T58">{</text:span><text:span text:style-name="T60">F</text:span><text:span text:style-name="T58">.tipo </text:span><text:span text:style-name="T60">= </text:span><text:span text:style-name="T63">const</text:span><text:span text:style-name="T58">.tipo}</text:span></text:p>
      <text:p text:style-name="P30"><text:span text:style-name="T175">[29] </text:span><text:span text:style-name="T58">{</text:span><text:span text:style-name="T60">F</text:span><text:span text:style-name="T58">.tipo </text:span><text:span text:style-name="T60">= </text:span><text:span text:style-name="T64">id</text:span><text:span text:style-name="T58">.tipo}</text:span></text:p>
      <text:p text:style-name="P41"><text:span text:style-name="T188">[</text:span>30] <text:span text:style-name="T42">{se </text:span><text:span text:style-name="T65">Expressao.tipo = tipo-string entao ERRO}</text:span></text:p>
      <text:p text:style-name="P41"><text:span text:style-name="T188">[31] </text:span><text:span text:style-name="T66">{se Exp.tipo = tipo-string entao ERRO}</text:span></text:p>
      <text:p text:style-name="P41"><text:span text:style-name="T188">[32] </text:span><text:span text:style-name="T67">{se T.tipo = tipo-string entao </text:span><text:span text:style-name="T68">E</text:span><text:span text:style-name="T67">RRO}</text:span></text:p>
      <text:p text:style-name="P30"><text:span text:style-name="T189">[33] </text:span><text:span text:style-name="T69">{se Expressao.tipo != tipo-string </text:span><text:span text:style-name="T70">e Expressao.tipo != tipo-inteiro e Expressao.tipo != tipo-lógico e Expressao.tipo != tipo-byte e Expressao.tipo != tipo-string entao ERRO} </text:span></text:p>
      <text:p text:style-name="P30"><text:span text:style-name="T189">[34] </text:span><text:span text:style-name="T69">{ se Exp.tipo != tipo-string </text:span><text:span text:style-name="T70">e Exp.tipo != tipo-inteiro e Exp.tipo != tipo-lógico e Exp.tipo != tipo-byte e Exp.tipo != tipo-string entao ERRO}</text:span><text:span text:style-name="T69"> <text:s text:c="12"/></text:span></text:p>
      <text:p text:style-name="P42"><text:span text:style-name="T190">[35] </text:span><text:span text:style-name="T71">{se </text:span><text:span text:style-name="T72">T</text:span><text:span text:style-name="T71">.tipo = tipo-byte entao </text:span><text:span text:style-name="T72">T</text:span><text:span text:style-name="T71">.tipo = tipo-inteiro; </text:span><text:span text:style-name="T73">T.is</text:span><text:span text:style-name="T74">div = true</text:span><text:span text:style-name="T71">} <text:s text:c="27"/></text:span></text:p>
      <text:p text:style-name="P30"><text:span text:style-name="T178">[36] </text:span><text:span text:style-name="T71">{se </text:span><text:span text:style-name="T91">Ex</text:span><text:span text:style-name="T92">pressao</text:span><text:span text:style-name="T91">.tipo</text:span><text:span text:style-name="T71"> != Exp</text:span><text:span text:style-name="T99">2</text:span><text:span text:style-name="T71">.tipo e (</text:span><text:span text:style-name="T91">Ex</text:span><text:span text:style-name="T92">pressao </text:span><text:span text:style-name="T99">.</text:span><text:span text:style-name="T91">tipo != tipo-inteiro e Exp</text:span><text:span text:style-name="T99">2</text:span><text:span text:style-name="T91">.tipo != tipo-byte </text:span><text:span text:style-name="T93">ou </text:span><text:span text:style-name="T91">Ex</text:span><text:span text:style-name="T92">pressao</text:span><text:span text:style-name="T93">.tipo != tipo-byte e Exp</text:span><text:span text:style-name="T100">2</text:span><text:span text:style-name="T93">.tipo != tipo-inteiro</text:span><text:span text:style-name="T71">) entao ERRO</text:span><text:span text:style-name="T75">}</text:span></text:p>
      <text:p text:style-name="P30"><text:span text:style-name="T162">[3</text:span><text:span text:style-name="T163">7</text:span><text:span text:style-name="T162">]</text:span><text:span text:style-name="T76"> </text:span><text:span text:style-name="T71">{se </text:span><text:span text:style-name="T77">Exp</text:span><text:span text:style-name="T71">.tipo != </text:span><text:span text:style-name="T78">T</text:span><text:span text:style-name="T99">2</text:span><text:span text:style-name="T71">.tipo e (</text:span><text:span text:style-name="T77">Exp</text:span><text:span text:style-name="T99">.</text:span><text:span text:style-name="T91">tipo != tipo-inteiro e </text:span><text:span text:style-name="T94">T</text:span><text:span text:style-name="T99">2</text:span><text:span text:style-name="T91">.tipo != tipo-byte </text:span><text:span text:style-name="T93">ou Exp.tipo != tipo-byte e </text:span><text:span text:style-name="T95">T</text:span><text:span text:style-name="T100">2</text:span><text:span text:style-name="T93">.tipo != tipo-inteiro</text:span><text:span text:style-name="T71">) entao ERRO}</text:span></text:p>
      <text:p text:style-name="P42"><text:span text:style-name="T178">[38] </text:span><text:span text:style-name="T79">{</text:span><text:span text:style-name="T71">se </text:span><text:span text:style-name="T79">T</text:span><text:span text:style-name="T71">.tipo != </text:span><text:span text:style-name="T79">F</text:span><text:span text:style-name="T99">2</text:span><text:span text:style-name="T71">.tipo e (</text:span><text:span text:style-name="T79">T</text:span><text:span text:style-name="T99">.</text:span><text:span text:style-name="T91">tipo != tipo-inteiro e </text:span><text:span text:style-name="T96">F</text:span><text:span text:style-name="T99">2</text:span><text:span text:style-name="T91">.tipo != tipo-byte </text:span><text:span text:style-name="T93">ou </text:span><text:span text:style-name="T96">T</text:span><text:span text:style-name="T93">.tipo != tipo-byte e </text:span><text:span text:style-name="T96">F</text:span><text:span text:style-name="T100">2</text:span><text:span text:style-name="T93">.tipo != tipo-inteiro</text:span><text:span text:style-name="T71">) entao ERRO}</text:span></text:p>
      <text:p text:style-name="P42"><text:soft-page-break/><text:span text:style-name="T191">[39] </text:span><text:span text:style-name="T80">{se (</text:span><text:span text:style-name="T81">F</text:span><text:span text:style-name="T101">1</text:span><text:span text:style-name="T80">.tipo = tipo-inteiro e </text:span><text:span text:style-name="T81">F</text:span><text:span text:style-name="T101">2</text:span><text:span text:style-name="T80">.tipo = tipo-byte) ou (</text:span><text:span text:style-name="T81">F</text:span><text:span text:style-name="T101">1</text:span><text:span text:style-name="T80">.tipo = tipo-byte e </text:span><text:span text:style-name="T81">F</text:span><text:span text:style-name="T101">2</text:span><text:span text:style-name="T80">.tipo = tipo-inteiro) entao T.tipo = tipo-inteiro}</text:span></text:p>
      <text:p text:style-name="P1"><text:span text:style-name="T191">[40] </text:span><text:span text:style-name="T80">{</text:span><text:span text:style-name="T82">se (T</text:span><text:span text:style-name="T102">1</text:span><text:span text:style-name="T82">.tipo = tipo-inteiro e T</text:span><text:span text:style-name="T102">2</text:span><text:span text:style-name="T82">.tipo = tipo-byte) ou (T</text:span><text:span text:style-name="T102">1</text:span><text:span text:style-name="T82">.tipo = tipo-byte e T</text:span><text:span text:style-name="T102">2</text:span><text:span text:style-name="T82">.tipo = tipo-inteiro) entao Exp.tipo = tipo-inteiro}</text:span></text:p>
      <text:p text:style-name="P2"><text:span text:style-name="T192">[</text:span>41] <text:span text:style-name="T42">{Expressao.tipo = tipo-lógico}</text:span></text:p>
      <text:p text:style-name="P3"><text:span text:style-name="T159">[42] </text:span><text:span text:style-name="T83">{se id.tipo != Expressao.tipo entao ERRO}</text:span></text:p>
      <text:p text:style-name="P3"><text:span text:style-name="T166">[43] </text:span><text:span text:style-name="T84">{se Expressao.tipo != tipo-lógico entao ERRO}</text:span></text:p>
      <text:p text:style-name="P3"><text:span text:style-name="T2">[44] </text:span><text:span text:style-name="T43">{se id.tipo != tipo-byte e id.tipo != tipo-inteiro e tipo.tipo != tipo-string </text:span><text:span text:style-name="T44">entao ERRO</text:span><text:span text:style-name="T43">}</text:span><text:span text:style-name="T86">]</text:span></text:p>
      <text:p text:style-name="P45"/>
      <text:p text:style-name="P46">Geração de código</text:p>
      <text:p text:style-name="P46"/>
      <text:p text:style-name="P47">[1] <text:span text:style-name="T42">{se Declarar.isnegativo = true</text:span></text:p>
      <text:p text:style-name="P48"><text:span text:style-name="T97"><text:tab/></text:span><text:span text:style-name="T109">assembly.getDeclaracoes().put("sword ");</text:span></text:p>
      <text:p text:style-name="P47"><text:span text:style-name="T42"><text:s text:c="8"/>senao se const.tipo = tipo-string</text:span></text:p>
      <text:p text:style-name="P47"><text:span text:style-name="T42"><text:tab/></text:span><text:span text:style-name="T110">assembly.getDeclaracoes().put("sword ");</text:span></text:p>
      <text:p text:style-name="P47"><text:span text:style-name="T42"><text:s text:c="8"/>senao se const.tipo = tipo-lógico</text:span></text:p>
      <text:p text:style-name="P47"><text:span text:style-name="T42"><text:tab/></text:span><text:span text:style-name="T110">assembly.getDeclaracoes().put("sword ");</text:span><text:span text:style-name="T11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23:21:33.169000000</meta:creation-date>
    <dc:date>2020-05-29T00:56:16.073000000</dc:date>
    <meta:editing-duration>PT50M27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73" meta:word-count="598" meta:character-count="4352" meta:non-whitespace-character-count="3687"/>
  </office:meta>
</office:document-meta>
</file>